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ad3a9" officeooo:paragraph-rsid="000ad3a9"/>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ad3a9" officeooo:paragraph-rsid="000ad3a9"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0ad3a9" officeooo:paragraph-rsid="000ad3a9"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b9f02" officeooo:paragraph-rsid="000b9f02" style:font-weight-asian="bold" style:font-weight-complex="bold"/>
    </style:style>
    <style:style style:name="P5" style:family="paragraph" style:parent-style-name="Standard">
      <style:paragraph-properties fo:line-height="200%" fo:text-align="left" style:justify-single-word="false" fo:text-indent="0.5in" style:auto-text-indent="true"/>
      <style:text-properties style:text-underline-style="none" fo:font-weight="normal" officeooo:rsid="000b9f02" officeooo:paragraph-rsid="000b9f02" style:font-weight-asian="normal" style:font-weight-complex="normal"/>
    </style:style>
    <style:style style:name="P6"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d5d49" officeooo:paragraph-rsid="000d5d49" style:font-weight-asian="bold" style:font-weight-complex="bold"/>
    </style:style>
    <style:style style:name="P7" style:family="paragraph" style:parent-style-name="Standard">
      <style:paragraph-properties fo:line-height="200%" fo:text-align="left" style:justify-single-word="false" fo:text-indent="0.5in" style:auto-text-indent="true"/>
      <style:text-properties style:text-underline-style="none" fo:font-weight="normal" officeooo:rsid="000ef8b6" officeooo:paragraph-rsid="000ef8b6" style:font-weight-asian="normal" style:font-weight-complex="normal"/>
    </style:style>
    <style:style style:name="P8" style:family="paragraph" style:parent-style-name="Standard">
      <style:paragraph-properties fo:margin-left="0in" fo:line-height="200%" fo:text-align="left" style:justify-single-word="false" fo:text-indent="0in" style:auto-text-indent="true"/>
      <style:text-properties style:text-underline-style="solid" style:text-underline-width="auto" style:text-underline-color="font-color" fo:font-weight="bold" officeooo:rsid="000ef8b6" officeooo:paragraph-rsid="000ef8b6" style:font-weight-asian="bold" style:font-weight-complex="bold"/>
    </style:style>
    <style:style style:name="P9" style:family="paragraph" style:parent-style-name="Standard">
      <style:paragraph-properties fo:margin-left="0in" fo:line-height="200%" fo:text-align="left" style:justify-single-word="false" fo:text-indent="0in" style:auto-text-indent="true"/>
      <style:text-properties style:text-underline-style="none" fo:font-weight="normal" officeooo:rsid="000ef8b6" officeooo:paragraph-rsid="000ef8b6" style:font-weight-asian="normal" style:font-weight-complex="normal"/>
    </style:style>
    <style:style style:name="P10" style:family="paragraph" style:parent-style-name="Standard">
      <style:paragraph-properties fo:margin-left="0in" fo:line-height="200%" fo:text-align="left" style:justify-single-word="false" fo:text-indent="0in" style:auto-text-indent="true"/>
      <style:text-properties style:text-underline-style="solid" style:text-underline-width="auto" style:text-underline-color="font-color" fo:font-weight="bold" officeooo:rsid="001066cc" officeooo:paragraph-rsid="001066cc" style:font-weight-asian="bold" style:font-weight-complex="bold"/>
    </style:style>
    <style:style style:name="P11" style:family="paragraph" style:parent-style-name="Standard">
      <style:paragraph-properties fo:margin-left="0in" fo:line-height="200%" fo:text-align="left" style:justify-single-word="false" fo:text-indent="0in" style:auto-text-indent="true"/>
      <style:text-properties style:text-underline-style="none" fo:font-weight="normal" officeooo:rsid="001066cc" officeooo:paragraph-rsid="001066cc" style:font-weight-asian="normal" style:font-weight-complex="normal"/>
    </style:style>
    <style:style style:name="P12" style:family="paragraph" style:parent-style-name="Standard">
      <style:paragraph-properties fo:margin-left="0in" fo:line-height="200%" fo:text-align="left" style:justify-single-word="false" fo:text-indent="0in" style:auto-text-indent="true"/>
      <style:text-properties style:text-underline-style="solid" style:text-underline-width="auto" style:text-underline-color="font-color" fo:font-weight="bold" officeooo:rsid="001258ca" officeooo:paragraph-rsid="001258ca" style:font-weight-asian="bold" style:font-weight-complex="bold"/>
    </style:style>
    <style:style style:name="P13" style:family="paragraph" style:parent-style-name="Standard">
      <style:paragraph-properties fo:margin-left="0in" fo:line-height="200%" fo:text-align="left" style:justify-single-word="false" fo:text-indent="0in" style:auto-text-indent="true"/>
      <style:text-properties style:text-underline-style="none" fo:font-weight="normal" officeooo:rsid="001258ca" officeooo:paragraph-rsid="001258ca" style:font-weight-asian="normal" style:font-weight-complex="normal"/>
    </style:style>
    <style:style style:name="T1" style:family="text">
      <style:text-properties officeooo:rsid="000b9f02"/>
    </style:style>
    <style:style style:name="T2" style:family="text">
      <style:text-properties officeooo:rsid="000d5d49"/>
    </style:style>
    <style:style style:name="T3" style:family="text">
      <style:text-properties officeooo:rsid="001066cc"/>
    </style:style>
    <style:style style:name="T4" style:family="text">
      <style:text-properties officeooo:rsid="001104d6"/>
    </style:style>
    <style:style style:name="T5" style:family="text">
      <style:text-properties officeooo:rsid="001258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lation 1:9-20 – Johns Vision</text:p>
      <text:p text:style-name="P2">Preface</text:p>
      <text:p text:style-name="P3"><text:tab/><text:span text:style-name="T1">After the pleasantries and introductions are made, as typical of Paul’s writing style, the Revelation of Jesus Christ begins at verse 9. Last week we saw who and to whom this book is written. We were told to read aloud the words of this prophecy, and to never refrain from teaching it because it is rough or tough. We begin this week of John’s vision of Jesus Christ. What must have been going through His mind when He saw not only His best friend of this life but His savior once again, but this time in His glorified form. </text:span></text:p>
      <text:p text:style-name="P4">Vs. 9</text:p>
      <text:p text:style-name="P5"><text:tab/>A. John starts in verse 9 with what is going on in his life and why this is being written. He is telling us that He is on the isle of Patmos and is suffering, but has patient endurance that is required of one who is is a Christian.</text:p>
      <text:p text:style-name="P5"><text:tab/>B. Most of us in this room I pray will never have to see this level of persecution, but we must prepare to be persecuted. The only thing that matters about this life is Jesus.</text:p>
      <text:p text:style-name="P5"><text:tab/>C. John tells us that because of His testimony of Christ, he is persecuted. It should not surprise us that it will happen again, possibly in our lifetime.</text:p>
      <text:p text:style-name="P4">Vs. 10-11</text:p>
      <text:p text:style-name="P5"><text:tab/>A. The Lord’s Day, to us it would be today, it was Sunday when He got His vision of Revelation. <text:span text:style-name="T2">This is only used once in scripture, so again it is not something to get dogmatic about. I was an important note to the Christians at the time as they would have known what that meant completely.</text:span></text:p>
      <text:p text:style-name="P5"><text:tab/><text:span text:style-name="T2">B. John was in the Spirit, like when Paul was taken to the third Heaven, John was experiencing the same thing. God never does something important just once, it is often repeated. This is important to not due to what we will learn later about the 10 plagues.</text:span></text:p>
      <text:p text:style-name="P5"><text:soft-page-break/><text:tab/><text:span text:style-name="T2">C. Trumpets to first century Jews and Christians signaled importance. They signaled newness. The festival of trumpets or feast of trumpets was a Jewish holiday that was celebrated as the first of the year, a new year. Jesus speaking as a trumpet has a double meaning, it means that something new is going to take place, but it also serves as a warning to those who hear it.</text:span></text:p>
      <text:p text:style-name="P5"><text:tab/><text:span text:style-name="T2">D. John is instructed to write down everything he sees and hears and send them out to the churches in Asia minor. Again these churches are important as they were the cultural hub of the eastern Roman Empire.</text:span></text:p>
      <text:p text:style-name="P6">Vs. <text:s/>12</text:p>
      <text:p text:style-name="P7"><text:tab/>A. Golden candlesticks or lamp-stands. We will see at the end of this sermon what those mean. As they are clearly laid out for us. For now we see seven of them. </text:p>
      <text:p text:style-name="P7"><text:tab/>B. Again seven in scripture signifies completeness. It is one of the “Holy” numbers that is often mimicked by Satan and his followers. ie...666</text:p>
      <text:p text:style-name="P7"><text:tab/>C. John was being spoken to and before He noticed who was speaking he saw these candlesticks. </text:p>
      <text:p text:style-name="P8">Vs. 13-15</text:p>
      <text:p text:style-name="P9"><text:tab/>A. Among these candlesticks stood the Son of Man. <text:span text:style-name="T3">He is called the Son of Man here to make those reading and listening recollect on the book of Daniel. What was about to be described was the same thing Daniel saw in his vision.</text:span></text:p>
      <text:p text:style-name="P9"><text:span text:style-name="T3"><text:tab/>B. Jesus was wearing a robe that reached to his feet and a golden sash around His chest. This signifies a king. Think of the pope when he puts on His robe. It is something that to us humans speaks of authority.</text:span></text:p>
      <text:p text:style-name="P9"><text:tab/><text:span text:style-name="T3">C. His hair was white, white is holiness. It is again perfection. And eyes were of a flame of fire. They were intense, serious. He was here for a reason and nothing will stop Him.</text:span></text:p>
      <text:p text:style-name="P9"><text:soft-page-break/><text:tab/><text:span text:style-name="T3">D. His feet were bronze, again recollecting the listener back to Daniel this time Daniel 10. His voice was powerful. Like rushing water can deafen a person, Jesus’ voice was loud almost deafening to the ears. </text:span></text:p>
      <text:p text:style-name="P10">Vs. 16</text:p>
      <text:p text:style-name="P11"><text:tab/>A. The second of things that will be understood at the end of this sermon today, He had seven stars in His hand. Stars like candlesticks give light to all around them.</text:p>
      <text:p text:style-name="P11"><text:tab/>B. Hebrews 4:12 states “For the word of God is alive and active. Sharper than any double-edged sword, it penetrates even to dividing soul and spirit, joints and marrow; it judges the thoughts and attitudes of the heart.”</text:p>
      <text:p text:style-name="P11"><text:tab/>C. Our greatest defense against Satan and this world is the Word of God. It is not just defensive it can be used to strike a blow at our enemy. </text:p>
      <text:p text:style-name="P11"><text:tab/>D. In the final description of the Risen Lord, John wrote about Jesus’ face shining. It was brilliant and something to behold. This description of Jesus Christ shows His holiness, His majesty, Hi Power, and His beauty. </text:p>
      <text:p text:style-name="P10">Vs. 17-18</text:p>
      <text:p text:style-name="P11"><text:tab/>A. Like most interactions with Heavenly beings, John fell at his feet and was afraid. This was not scared fear, it was fear of awesomeness. Jesus’ like the angels later on and earlier in scripture are telling us to not be afraid of them.</text:p>
      <text:p text:style-name="P11"><text:tab/>B. <text:span text:style-name="T4">Exodus 33:20 “ 20 But He said, “You cannot see My face; for no man shall see Me, and live.” The beauty of God and His creation in all of its perfection is blinding to us.</text:span></text:p>
      <text:p text:style-name="P11"><text:tab/><text:span text:style-name="T4">C. Jesus here i</text:span><text:span text:style-name="T5">s saying exactly who He is. He is God, he is the second person in the trinity, He is the Alpha and Omega. He is resurrected, and he has conquered death and hell. Nothing has a hold of Him and nothing has a hold of us for us to fear as Christians. </text:span></text:p>
      <text:p text:style-name="P12">Vs. 19-20</text:p>
      <text:p text:style-name="P13"><text:soft-page-break/><text:tab/>A. And now we come to what was being described by John as candlesticks and stars. The stars are the seven angels of the seven churches and the candlesticks are the seven churches.</text:p>
      <text:p text:style-name="P13"><text:tab/>B. Why is this note important. This tells us that just like Demons or Fallen angels are put over top of nations (Daniel 10:13 “But for twenty-one days the spirit prince of the kingdom of Persia blocked my way. Then Michael, one of the archangels, came to help me, and I left him there with the spirit prince of the kingdom of Persia.”), angels are put over churches.</text:p>
      <text:p text:style-name="P13"><text:tab/>C. We are never alone</text:p>
      <text:p text:style-name="P12">Ending</text:p>
      <text:p text:style-name="P13">Next week we will begin with the the messages written directly to the seven churches. These usually come with a commendation and a condemnation. We saw this week the risen Lord we saw Him in all of His brilliance, we saw a glimpse of what Heaven will be like. It is bright, it is shining, it is awe inspiring, and it is Holy. Jesus speaks with authority, but no just in this book in each of our lives. He is our King and our redeemer.</text:p>
      <text:p text:style-name="P12">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9:10:27.028151783</meta:creation-date>
    <dc:title>defa</dc:title>
    <meta:editing-duration>PT15M15S</meta:editing-duration>
    <meta:editing-cycles>2</meta:editing-cycles>
    <meta:generator>LibreOffice/26.2.1.1$Linux_X86_64 LibreOffice_project/620$Build-1</meta:generator>
    <dc:date>2026-04-30T20:36:49.211073805</dc:date>
    <meta:document-statistic meta:table-count="0" meta:image-count="0" meta:object-count="0" meta:page-count="4" meta:paragraph-count="37" meta:word-count="1137" meta:character-count="5988" meta:non-whitespace-character-count="4854"/>
    <meta:template xlink:type="simple" xlink:actuate="onRequest" xlink:title="defa" xlink:href="../../../../Templates/defa.ott" meta:date="2026-04-30T19:10:26.556129001"/>
  </office:meta>
</office:document-meta>
</file>